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officeooo:rsid="000a14f6"/>
    </style:style>
    <style:style style:name="T74" style:family="text">
      <style:text-properties officeooo:rsid="005714b7"/>
    </style:style>
    <style:style style:name="T75" style:family="text">
      <style:text-properties officeooo:rsid="005f04dc"/>
    </style:style>
    <style:style style:name="T76" style:family="text">
      <style:text-properties officeooo:rsid="00880dbe"/>
    </style:style>
    <style:style style:name="T77" style:family="text">
      <style:text-properties officeooo:rsid="007c6d62"/>
    </style:style>
    <style:style style:name="T78" style:family="text">
      <style:text-properties officeooo:rsid="00823925"/>
    </style:style>
    <style:style style:name="T79" style:family="text">
      <style:text-properties officeooo:rsid="00836784"/>
    </style:style>
    <style:style style:name="T80" style:family="text">
      <style:text-properties officeooo:rsid="00374dde"/>
    </style:style>
    <style:style style:name="T81" style:family="text">
      <style:text-properties style:font-name="EB Garamond 12 All SC" fo:font-style="normal" style:font-style-asian="normal" style:font-style-complex="normal"/>
    </style:style>
    <style:style style:name="T82" style:family="text">
      <style:text-properties style:font-name="EB Garamond 12 All SC" fo:font-style="normal" officeooo:rsid="00a5b076" style:font-style-asian="normal" style:font-style-complex="normal"/>
    </style:style>
    <style:style style:name="T83" style:family="text">
      <style:text-properties style:font-name="EB Garamond 12 All SC" fo:font-style="normal" officeooo:rsid="01120c92" style:font-style-asian="normal" style:font-style-complex="normal"/>
    </style:style>
    <style:style style:name="T84" style:family="text">
      <style:text-properties style:font-name="EB Garamond 12 All SC" fo:font-style="normal" officeooo:rsid="011a7ae9" style:font-style-asian="normal" style:font-style-complex="normal"/>
    </style:style>
    <style:style style:name="T85" style:family="text">
      <style:text-properties officeooo:rsid="013faaaf"/>
    </style:style>
    <style:style style:name="T86" style:family="text">
      <style:text-properties officeooo:rsid="01bf45d3"/>
    </style:style>
    <style:style style:name="T87" style:family="text">
      <style:text-properties officeooo:rsid="01c3b179"/>
    </style:style>
    <style:style style:name="T88" style:family="text">
      <style:text-properties officeooo:rsid="01cac2f5"/>
    </style:style>
    <style:style style:name="T89"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85">7</text:span></text:p>
      <text:p text:style-name="P31"/>
      <text:p text:style-name="P31"/>
      <text:p text:style-name="P26">© 201<text:span text:style-name="T85">7</text:span> by Wolfgang Skala. This edition is licensed under the Creative Commons Attribution<text:span text:style-name="T76">-NonCommercial-ShareAlike</text:span> 4.0 International License. To view a copy of this license, visit http://creativecommons.org/licenses/by<text:span text:style-name="T77">-nc-sa</text:span>/4.0/. </text:p>
      <text:p text:style-name="P25"/>
      <text:p text:style-name="P27">Music engraving by LilyPond 2.18.0 (http://www.lilypond.org).<text:span text:style-name="T74"><text:line-break/>Front matter</text:span> typeset with EB Garamond (http://www.georgduffner.at/ebgaramond).</text:p>
      <text:p text:style-name="P31"/>
      <text:p text:style-name="P24">First <text:span text:style-name="T89">version</text:span>, <text:span text:style-name="T86">March</text:span> 201<text:span text:style-name="T85">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78"> is</text:span> available at<text:line-break/><text:tab/>http://digital.slub-dresden.de/id<text:span text:style-name="T87">360701914</text:span> (Mus.2358-D-<text:span text:style-name="T87">31</text:span>)<text:span text:style-name="T78">.</text:span></text:p>
      <text:p text:style-name="P2"/>
      <text:p text:style-name="P4">In general, this edition closely follows the autograph. Any changes <text:span text:style-name="T73">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88">Chal., chalumeau; Fl., flute; </text:span>Ms., manuscript; Ob.,<text:span text:style-name="T88"> </text:span>oboe;<text:span text:style-name="T80"> r, rest;</text:span> S., soprano; T.<text:span text:style-name="T79">,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82">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82">c</text:span><text:span text:style-name="T81">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83">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84">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75">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75">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75">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27T20:10:43.675398135</dc:date>
    <dc:creator>Wolfgang Skala</dc:creator>
    <meta:editing-duration>P5DT5H49M31S</meta:editing-duration>
    <meta:editing-cycles>445</meta:editing-cycles>
    <meta:generator>LibreOffice/4.2.8.2$Linux_X86_64 LibreOffice_project/420m0$Build-2</meta:generator>
    <meta:document-statistic meta:table-count="0" meta:image-count="1" meta:object-count="0" meta:page-count="4" meta:paragraph-count="21" meta:word-count="660" meta:character-count="3706" meta:non-whitespace-character-count="3013"/>
  </office:meta>
</office:document-meta>
</file>